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6.6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a87b"/>
    </style:style>
    <style:style style:name="P2" style:family="paragraph" style:parent-style-name="Standard">
      <style:text-properties officeooo:paragraph-rsid="0022c450"/>
    </style:style>
    <style:style style:name="P3" style:family="paragraph" style:parent-style-name="Standard">
      <style:text-properties officeooo:paragraph-rsid="0026b04a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Title">
      <style:text-properties officeooo:paragraph-rsid="0021a87b"/>
    </style:style>
    <style:style style:name="P6" style:family="paragraph" style:parent-style-name="Standard">
      <style:paragraph-properties style:writing-mode="lr-tb"/>
    </style:style>
    <style:style style:name="T1" style:family="text">
      <style:text-properties officeooo:rsid="0030b5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cking List</text:p>
      <table:table table:name="Table1" table:style-name="Table1">
        <table:table-column table:style-name="Table1.A"/>
        <table:table-column table:style-name="Table1.B"/>
        <table:table-row table:style-name="TableLine9405640176273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>2 layer PCB</text:p>
          </table:table-cell>
        </table:table-row>
        <table:table-row table:style-name="TableLine94056401846368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PIC32MX270F256B-I/SP-ND microcontroller preprogrammed with firmware</text:p>
          </table:table-cell>
        </table:table-row>
        <table:table-row table:style-name="TableLine9405640184755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MCP1700-3302E/TO-ND voltage regulator</text:p>
          </table:table-cell>
        </table:table-row>
        <table:table-row table:style-name="TableLine9405640184819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Red LED</text:p>
          </table:table-cell>
        </table:table-row>
        <table:table-row table:style-name="TableLine9405640184899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20MHz Crystal</text:p>
          </table:table-cell>
        </table:table-row>
        <table:table-row table:style-name="TableLine9405640184899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Sobertone GT-0603A-2 <text:span text:style-name="T1">Buzzer</text:span></text:p>
          </table:table-cell>
        </table:table-row>
        <table:table-row table:style-name="TableLine9405640184979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Ceramic Capacitors 27pF 50V (2)</text:p>
          </table:table-cell>
        </table:table-row>
        <table:table-row table:style-name="TableLine94056401850544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>Ceramic Capacitors 0.1uF 50V (2)</text:p>
          </table:table-cell>
        </table:table-row>
        <table:table-row table:style-name="TableLine94056401851344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P3">Ceramic Capacitors 10uF 16V (3)</text:p>
          </table:table-cell>
        </table:table-row>
        <table:table-row table:style-name="TableLine94056401852144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Resistor 82Ω</text:p>
          </table:table-cell>
        </table:table-row>
        <table:table-row table:style-name="TableLine94056401852864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Resistor 220Ω</text:p>
          </table:table-cell>
        </table:table-row>
        <table:table-row table:style-name="TableLine94056401853664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Resistors 4.7KΩ (4)</text:p>
          </table:table-cell>
        </table:table-row>
        <table:table-row table:style-name="TableLine94056401854464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Resistor 10KΩ</text:p>
          </table:table-cell>
        </table:table-row>
        <table:table-row table:style-name="TableLine94056401855264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Resistor 100KΩ</text:p>
          </table:table-cell>
        </table:table-row>
        <table:table-row table:style-name="TableLine94056401856064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USB B Type Socket</text:p>
          </table:table-cell>
        </table:table-row>
        <table:table-row table:style-name="TableLine94056401856864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DE-15 Female Connector</text:p>
          </table:table-cell>
        </table:table-row>
        <table:table-row table:style-name="TableLine94056401857664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6 Pin Mini DIN Female Connector</text:p>
          </table:table-cell>
        </table:table-row>
        <table:table-row table:style-name="TableLine94056401858464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4 way Header Connector</text:p>
          </table:table-cell>
        </table:table-row>
        <table:table-row table:style-name="TableLine94056401859264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2 way Header Connector</text:p>
          </table:table-cell>
        </table:table-row>
        <table:table-row table:style-name="TableLine94056401860064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DIP socket</text:p>
          </table:table-cell>
        </table:table-row>
        <table:table-row table:style-name="TableLine94056401860896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>Header Pins (16)</text:p>
          </table:table-cell>
        </table:table-row>
        <table:table-row table:style-name="TableLine94056401861728"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Jumpers (4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3T11:46:51.005791754</meta:creation-date>
    <dc:date>2022-09-12T11:13:41.423897237</dc:date>
    <meta:editing-duration>PT2H28M52S</meta:editing-duration>
    <meta:editing-cycles>18</meta:editing-cycles>
    <meta:generator>LibreOffice/6.4.7.2$Linux_X86_64 LibreOffice_project/40$Build-2</meta:generator>
    <meta:print-date>2020-09-24T16:36:48.672262890</meta:print-date>
    <meta:document-statistic meta:table-count="1" meta:image-count="0" meta:object-count="0" meta:page-count="1" meta:paragraph-count="23" meta:word-count="74" meta:character-count="490" meta:non-whitespace-character-count="439"/>
  </office:meta>
</office:document-meta>
</file>